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3d24" officeooo:paragraph-rsid="001e3d24"/>
    </style:style>
    <style:style style:name="P2" style:family="paragraph" style:parent-style-name="Standard">
      <style:text-properties officeooo:rsid="001e3d24" officeooo:paragraph-rsid="001e3d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!</text:p>
      <text:p text:style-name="P1"/>
      <text:p text:style-name="P1">Bonjour {{ object.name }}</text:p>
      <text:p text:style-name="P1"/>
      <text:p text:style-name="P1">{% load libreoffice_image_loader %}</text:p>
      <text:p text:style-name="P1">{% libreoffice_image_loader resiz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07-10T10:38:57.847609201</dc:date>
    <meta:editing-duration>PT3M54S</meta:editing-duration>
    <meta:editing-cycles>8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4" meta:word-count="14" meta:character-count="107" meta:non-whitespace-character-count="97"/>
  </office:meta>
</office:document-meta>
</file>